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Roboto" svg:font-family="Roboto,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2083in" fo:margin-bottom="0in" style:line-height-at-least="0.198in" fo:orphans="2" fo:widows="2" fo:text-indent="0in" style:auto-text-indent="false"/>
      <style:text-properties fo:font-variant="normal" fo:text-transform="none" fo:color="#000000" style:font-name="Roboto" fo:font-size="12pt" fo:letter-spacing="normal" fo:font-style="normal" fo:font-weight="normal"/>
    </style:style>
    <style:style style:name="P2" style:family="paragraph" style:parent-style-name="Text_20_body">
      <style:paragraph-properties fo:margin-left="0in" fo:margin-right="0in" fo:margin-top="0.2917in" fo:margin-bottom="0in" style:line-height-at-least="0.198in" fo:orphans="2" fo:widows="2" fo:text-indent="0in" style:auto-text-indent="false"/>
      <style:text-properties fo:font-variant="normal" fo:text-transform="none" fo:color="#4d4d4d" style:font-name="Roboto"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entralized insurance market</text:p>
      <text:p text:style-name="P2">etherisc disrupts insurance by building smart insurance applications on Ethereum and by creating a decentralized marketplace for sharing risks.<text:line-break/><text:line-break/>Our whitepaper is now ready in a first version for your review and comments. We welcome your feedback: https://docs.google.com/document/d/16HAC-lw3MgHlVzdwUeWBaNOjTqW16GQ1MFWQD8sKMV8/edit#<text:line-break/><text:line-break/>We created the first smart contract for parametric insurance on the Ethereum mainnet for devcon2 in September. The flight delay dapp is online at https://fdd.etherisc.com and combines a fully automated insurance process on the blockchain with a great user experience.<text:line-break/><text:line-break/>The logical next step and our goal for hack.ether.camp is to create the investor's side to have the full process for sharing risks end-to-end on the blockchain.<text:line-break/><text:line-break/>Risk is traditionally shared in an inefficient, intransparent, and closed insurance market which is dominated by few large players. We want to create a decentralized marketplace for risks on the Ethereum blockchain which is autonomous, transparent and accessible to anyone. When customers share risks, e.g. with the flight delay dapp, investors can buy these risks, represented by tokens, with incentives aligned and balanced by self-adjusting smart contracts.<text:line-break/><text:line-break/>If you want to support our development, please vote for our camp and back us with buying RSC tokens.</text:p>
      <text:p text:style-name="Standard"/>
      <text:p text:style-name="Standard"><text:a xlink:type="simple" xlink:href="https://hack.ether.camp/public/a-truly-decentralized-p2p-insurance" text:style-name="Internet_20_link" text:visited-style-name="Visited_20_Internet_20_Link">https://hack.ether.camp/public/a-truly-decentralized-p2p-insurance</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Roboto" svg:font-family="Roboto,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23T11:10:02.46</meta:creation-date>
    <meta:document-statistic meta:table-count="0" meta:image-count="0" meta:object-count="0" meta:page-count="1" meta:paragraph-count="3" meta:word-count="195" meta:character-count="1424"/>
    <dc:date>2016-12-23T11:10:50.71</dc:date>
    <meta:editing-duration>PT48S</meta:editing-duration>
    <meta:editing-cycles>1</meta:editing-cycles>
    <meta:generator>OpenOffice/4.1.2$Win32 OpenOffice.org_project/412m3$Build-9782</meta:generator>
  </office:meta>
</office:document-meta>
</file>